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9</text:p>
      <text:p text:style-name="Standard"/>
      <text:p text:style-name="Standard">Demandeur : GAEC DE LA VILLE ANDRIEUX</text:p>
      <text:p text:style-name="Standard">Adresse : La Ville Andrieux<text:line-break/>22590 PORDIC</text:p>
      <text:p text:style-name="Standard">Cédant : SEBILLE Alai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ORDIC</text:p>
      <text:p text:style-name="Standard"/>
      <text:p text:style-name="Standard"/>
      <text:p text:style-name="Standard"/>
      <text:p text:style-name="P1">Dossier n° : C22250329</text:p>
      <text:p text:style-name="P1"/>
      <text:p text:style-name="P1">Demandeur : GAEC DE LA VILLE ANDRIEUX</text:p>
      <text:p text:style-name="P1">Adresse : La Ville Andrieux<text:line-break/>22590 PORDIC</text:p>
      <text:p text:style-name="P1">Cédant : SEBILLE Alai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ORDIC</text:p>
      <text:p text:style-name="P1"/>
      <text:p text:style-name="P1"/>
      <text:p text:style-name="P1">Parcelles : YD117 - YD136 - YD138AJ - YD138AK - YD138AL - YD138B</text:p>
      <text:p text:style-name="P1">Superficie : 5,2741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